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6cm" svg:height="8.988cm" svg:x="34.506cm" svg:y="21.115cm">
            <draw:object draw:notify-on-update-of-ranges="Tabelle1.K6:Tabelle1.K34 Tabelle1.L6:Tabelle1.L34 Tabelle1.K6:Tabelle1.K34 Tabelle1.M6:Tabelle1.M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oll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.993" calcext:value-type="float">
            <text:p>6.993</text:p>
          </table:table-cell>
          <table:table-cell office:value-type="string" calcext:value-type="string">
            <text:p>Logfile star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.998" calcext:value-type="float">
            <text:p>11.99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46" calcext:value-type="float">
            <text:p>1246</text:p>
          </table:table-cell>
          <table:table-cell table:number-columns-repeated="3"/>
          <table:table-cell table:style-name="ce1" table:formula="of:=IF([.F6]&lt;&gt;0;[.D6]-[.F6];&quot;&quot;)">
            <text:p/>
          </table:table-cell>
          <table:table-cell table:number-columns-repeated="2"/>
          <table:table-cell table:formula="of:=IF([.F6]&lt;&gt;0;[.D6];&quot;&quot;)">
            <text:p/>
          </table:table-cell>
          <table:table-cell table:formula="of:=IF([.F6]&lt;&gt;0;[.F6];&quot;&quot;)">
            <text:p/>
          </table:table-cell>
          <table:table-cell table:formula="of:=IF([.F6]&lt;&gt;0;[.D6]-[.F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.993" calcext:value-type="float">
            <text:p>22.993</text:p>
          </table:table-cell>
          <table:table-cell office:value-type="string" calcext:value-type="string">
            <text:p>outage_nominal_m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outage uploaded ms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1" table:formula="of:=IF([.F7]&lt;&gt;0;[.D7]-[.F7];&quot;&quot;)" office:value-type="float" office:value="6" calcext:value-type="float">
            <text:p>6</text:p>
          </table:table-cell>
          <table:table-cell table:number-columns-repeated="2"/>
          <table:table-cell table:formula="of:=IF([.F7]&lt;&gt;0;[.D7];&quot;&quot;)" office:value-type="float" office:value="1246" calcext:value-type="float">
            <text:p>1246</text:p>
          </table:table-cell>
          <table:table-cell table:formula="of:=IF([.F7]&lt;&gt;0;[.F7];&quot;&quot;)" office:value-type="float" office:value="1240" calcext:value-type="float">
            <text:p>1240</text:p>
          </table:table-cell>
          <table:table-cell table:formula="of:=IF([.F7]&lt;&gt;0;[.D7]-[.F7];&quo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8.248" calcext:value-type="float">
            <text:p>38.248</text:p>
          </table:table-cell>
          <table:table-cell office:value-type="string" calcext:value-type="string">
            <text:p>Es folgt ein outage von ca. ms</text:p>
          </table:table-cell>
          <table:table-cell office:value-type="string" calcext:value-type="string">
            <text:p>709a</text:p>
          </table:table-cell>
          <table:table-cell table:number-columns-repeated="3"/>
          <table:table-cell table:style-name="ce1" table:formula="of:=IF([.F8]&lt;&gt;0;[.D8]-[.F8];&quot;&quot;)">
            <text:p/>
          </table:table-cell>
          <table:table-cell table:number-columns-repeated="2"/>
          <table:table-cell table:formula="of:=IF([.F8]&lt;&gt;0;[.D8];&quot;&quot;)">
            <text:p/>
          </table:table-cell>
          <table:table-cell table:formula="of:=IF([.F8]&lt;&gt;0;[.F8];&quot;&quot;)">
            <text:p/>
          </table:table-cell>
          <table:table-cell table:formula="of:=IF([.F8]&lt;&gt;0;[.D8]-[.F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8.952" calcext:value-type="float">
            <text:p>48.952</text:p>
          </table:table-cell>
          <table:table-cell office:value-type="string" calcext:value-type="string">
            <text:p>outage_nominal_m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outage uploaded ms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1" table:formula="of:=IF([.F9]&lt;&gt;0;[.D9]-[.F9];&quot;&quot;)" office:value-type="float" office:value="3" calcext:value-type="float">
            <text:p>3</text:p>
          </table:table-cell>
          <table:table-cell table:number-columns-repeated="2"/>
          <table:table-cell table:formula="of:=IF([.F9]&lt;&gt;0;[.D9];&quot;&quot;)" office:value-type="float" office:value="709" calcext:value-type="float">
            <text:p>709</text:p>
          </table:table-cell>
          <table:table-cell table:formula="of:=IF([.F9]&lt;&gt;0;[.F9];&quot;&quot;)" office:value-type="float" office:value="706" calcext:value-type="float">
            <text:p>706</text:p>
          </table:table-cell>
          <table:table-cell table:formula="of:=IF([.F9]&lt;&gt;0;[.D9]-[.F9];&quot;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3.964" calcext:value-type="float">
            <text:p>63.96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style-name="ce1" table:formula="of:=IF([.F10]&lt;&gt;0;[.D10]-[.F10];&quot;&quot;)">
            <text:p/>
          </table:table-cell>
          <table:table-cell table:number-columns-repeated="2"/>
          <table:table-cell table:formula="of:=IF([.F10]&lt;&gt;0;[.D10];&quot;&quot;)">
            <text:p/>
          </table:table-cell>
          <table:table-cell table:formula="of:=IF([.F10]&lt;&gt;0;[.F10];&quot;&quot;)">
            <text:p/>
          </table:table-cell>
          <table:table-cell table:formula="of:=IF([.F10]&lt;&gt;0;[.D10]-[.F1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4.856" calcext:value-type="float">
            <text:p>74.856</text:p>
          </table:table-cell>
          <table:table-cell office:value-type="string" calcext:value-type="string">
            <text:p>outage_nominal_m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outage uploaded ms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" table:formula="of:=IF([.F11]&lt;&gt;0;[.D11]-[.F11];&quot;&quot;)" office:value-type="float" office:value="-3" calcext:value-type="float">
            <text:p>-3</text:p>
          </table:table-cell>
          <table:table-cell table:number-columns-repeated="2"/>
          <table:table-cell table:formula="of:=IF([.F11]&lt;&gt;0;[.D11];&quot;&quot;)" office:value-type="float" office:value="296" calcext:value-type="float">
            <text:p>296</text:p>
          </table:table-cell>
          <table:table-cell table:formula="of:=IF([.F11]&lt;&gt;0;[.F11];&quot;&quot;)" office:value-type="float" office:value="299" calcext:value-type="float">
            <text:p>299</text:p>
          </table:table-cell>
          <table:table-cell table:formula="of:=IF([.F11]&lt;&gt;0;[.D11]-[.F11];&quot;&quot;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9.323" calcext:value-type="float">
            <text:p>89.32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90" calcext:value-type="float">
            <text:p>2590</text:p>
          </table:table-cell>
          <table:table-cell table:number-columns-repeated="3"/>
          <table:table-cell table:style-name="ce1" table:formula="of:=IF([.F12]&lt;&gt;0;[.D12]-[.F12];&quot;&quot;)">
            <text:p/>
          </table:table-cell>
          <table:table-cell table:number-columns-repeated="2"/>
          <table:table-cell table:formula="of:=IF([.F12]&lt;&gt;0;[.D12];&quot;&quot;)">
            <text:p/>
          </table:table-cell>
          <table:table-cell table:formula="of:=IF([.F12]&lt;&gt;0;[.F12];&quot;&quot;)">
            <text:p/>
          </table:table-cell>
          <table:table-cell table:formula="of:=IF([.F12]&lt;&gt;0;[.D12]-[.F1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1.845" calcext:value-type="float">
            <text:p>101.845</text:p>
          </table:table-cell>
          <table:table-cell office:value-type="string" calcext:value-type="string">
            <text:p>outage_nominal_ms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outage uploaded ms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1" table:formula="of:=IF([.F13]&lt;&gt;0;[.D13]-[.F13];&quot;&quot;)" office:value-type="float" office:value="553" calcext:value-type="float">
            <text:p>553</text:p>
          </table:table-cell>
          <table:table-cell table:number-columns-repeated="2"/>
          <table:table-cell table:formula="of:=IF([.F13]&lt;&gt;0;[.D13];&quot;&quot;)" office:value-type="float" office:value="2590" calcext:value-type="float">
            <text:p>2590</text:p>
          </table:table-cell>
          <table:table-cell table:formula="of:=IF([.F13]&lt;&gt;0;[.F13];&quot;&quot;)" office:value-type="float" office:value="2037" calcext:value-type="float">
            <text:p>2037</text:p>
          </table:table-cell>
          <table:table-cell table:formula="of:=IF([.F13]&lt;&gt;0;[.D13]-[.F13];&quot;&quot;)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2.068" calcext:value-type="float">
            <text:p>112.068</text:p>
          </table:table-cell>
          <table:table-cell office:value-type="string" calcext:value-type="string">
            <text:p>outage_nominal_ms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14]&lt;&gt;0;[.D14]-[.F14];&quot;&quot;)">
            <text:p/>
          </table:table-cell>
          <table:table-cell table:number-columns-repeated="2"/>
          <table:table-cell table:formula="of:=IF([.F14]&lt;&gt;0;[.D14];&quot;&quot;)">
            <text:p/>
          </table:table-cell>
          <table:table-cell table:formula="of:=IF([.F14]&lt;&gt;0;[.F14];&quot;&quot;)">
            <text:p/>
          </table:table-cell>
          <table:table-cell table:formula="of:=IF([.F14]&lt;&gt;0;[.D14]-[.F1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6.861" calcext:value-type="float">
            <text:p>126.86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83" calcext:value-type="float">
            <text:p>2583</text:p>
          </table:table-cell>
          <table:table-cell table:number-columns-repeated="3"/>
          <table:table-cell table:style-name="ce1" table:formula="of:=IF([.F15]&lt;&gt;0;[.D15]-[.F15];&quot;&quot;)">
            <text:p/>
          </table:table-cell>
          <table:table-cell table:number-columns-repeated="2"/>
          <table:table-cell table:formula="of:=IF([.F15]&lt;&gt;0;[.D15];&quot;&quot;)">
            <text:p/>
          </table:table-cell>
          <table:table-cell table:formula="of:=IF([.F15]&lt;&gt;0;[.F15];&quot;&quot;)">
            <text:p/>
          </table:table-cell>
          <table:table-cell table:formula="of:=IF([.F15]&lt;&gt;0;[.D15]-[.F1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8.192" calcext:value-type="float">
            <text:p>148.192</text:p>
          </table:table-cell>
          <table:table-cell office:value-type="string" calcext:value-type="string">
            <text:p>outage_nominal_ms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outage uploaded ms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1" table:formula="of:=IF([.F16]&lt;&gt;0;[.D16]-[.F16];&quot;&quot;)" office:value-type="float" office:value="552" calcext:value-type="float">
            <text:p>552</text:p>
          </table:table-cell>
          <table:table-cell table:number-columns-repeated="2"/>
          <table:table-cell table:formula="of:=IF([.F16]&lt;&gt;0;[.D16];&quot;&quot;)" office:value-type="float" office:value="2583" calcext:value-type="float">
            <text:p>2583</text:p>
          </table:table-cell>
          <table:table-cell table:formula="of:=IF([.F16]&lt;&gt;0;[.F16];&quot;&quot;)" office:value-type="float" office:value="2031" calcext:value-type="float">
            <text:p>2031</text:p>
          </table:table-cell>
          <table:table-cell table:formula="of:=IF([.F16]&lt;&gt;0;[.D16]-[.F16];&quot;&quot;)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1.526" calcext:value-type="float">
            <text:p>161.526</text:p>
          </table:table-cell>
          <table:table-cell office:value-type="string" calcext:value-type="string">
            <text:p>outage_nominal_ms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17]&lt;&gt;0;[.D17]-[.F17];&quot;&quot;)">
            <text:p/>
          </table:table-cell>
          <table:table-cell table:number-columns-repeated="2"/>
          <table:table-cell table:formula="of:=IF([.F17]&lt;&gt;0;[.D17];&quot;&quot;)">
            <text:p/>
          </table:table-cell>
          <table:table-cell table:formula="of:=IF([.F17]&lt;&gt;0;[.F17];&quot;&quot;)">
            <text:p/>
          </table:table-cell>
          <table:table-cell table:formula="of:=IF([.F17]&lt;&gt;0;[.D17]-[.F1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3.235" calcext:value-type="float">
            <text:p>173.23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style-name="ce1" table:formula="of:=IF([.F18]&lt;&gt;0;[.D18]-[.F18];&quot;&quot;)">
            <text:p/>
          </table:table-cell>
          <table:table-cell table:number-columns-repeated="2"/>
          <table:table-cell table:formula="of:=IF([.F18]&lt;&gt;0;[.D18];&quot;&quot;)">
            <text:p/>
          </table:table-cell>
          <table:table-cell table:formula="of:=IF([.F18]&lt;&gt;0;[.F18];&quot;&quot;)">
            <text:p/>
          </table:table-cell>
          <table:table-cell table:formula="of:=IF([.F18]&lt;&gt;0;[.D18]-[.F1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4.867" calcext:value-type="float">
            <text:p>184.867</text:p>
          </table:table-cell>
          <table:table-cell office:value-type="string" calcext:value-type="string">
            <text:p>outage_nominal_m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utage uploaded ms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1" table:formula="of:=IF([.F19]&lt;&gt;0;[.D19]-[.F19];&quot;&quot;)" office:value-type="float" office:value="59" calcext:value-type="float">
            <text:p>59</text:p>
          </table:table-cell>
          <table:table-cell table:number-columns-repeated="2"/>
          <table:table-cell table:formula="of:=IF([.F19]&lt;&gt;0;[.D19];&quot;&quot;)" office:value-type="float" office:value="2100" calcext:value-type="float">
            <text:p>2100</text:p>
          </table:table-cell>
          <table:table-cell table:formula="of:=IF([.F19]&lt;&gt;0;[.F19];&quot;&quot;)" office:value-type="float" office:value="2041" calcext:value-type="float">
            <text:p>2041</text:p>
          </table:table-cell>
          <table:table-cell table:formula="of:=IF([.F19]&lt;&gt;0;[.D19]-[.F19];&quot;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5.15" calcext:value-type="float">
            <text:p>195.15</text:p>
          </table:table-cell>
          <table:table-cell office:value-type="string" calcext:value-type="string">
            <text:p>outage_nominal_m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0]&lt;&gt;0;[.D20]-[.F20];&quot;&quot;)">
            <text:p/>
          </table:table-cell>
          <table:table-cell table:number-columns-repeated="2"/>
          <table:table-cell table:formula="of:=IF([.F20]&lt;&gt;0;[.D20];&quot;&quot;)">
            <text:p/>
          </table:table-cell>
          <table:table-cell table:formula="of:=IF([.F20]&lt;&gt;0;[.F20];&quot;&quot;)">
            <text:p/>
          </table:table-cell>
          <table:table-cell table:formula="of:=IF([.F20]&lt;&gt;0;[.D20]-[.F2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09.946" calcext:value-type="float">
            <text:p>209.94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table:style-name="ce1" table:formula="of:=IF([.F21]&lt;&gt;0;[.D21]-[.F21];&quot;&quot;)">
            <text:p/>
          </table:table-cell>
          <table:table-cell table:number-columns-repeated="2"/>
          <table:table-cell table:formula="of:=IF([.F21]&lt;&gt;0;[.D21];&quot;&quot;)">
            <text:p/>
          </table:table-cell>
          <table:table-cell table:formula="of:=IF([.F21]&lt;&gt;0;[.F21];&quot;&quot;)">
            <text:p/>
          </table:table-cell>
          <table:table-cell table:formula="of:=IF([.F21]&lt;&gt;0;[.D21]-[.F2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1.155" calcext:value-type="float">
            <text:p>221.155</text:p>
          </table:table-cell>
          <table:table-cell office:value-type="string" calcext:value-type="string">
            <text:p>outage_nominal_m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2]&lt;&gt;0;[.D22]-[.F22];&quot;&quot;)">
            <text:p/>
          </table:table-cell>
          <table:table-cell table:number-columns-repeated="2"/>
          <table:table-cell table:formula="of:=IF([.F22]&lt;&gt;0;[.D22];&quot;&quot;)">
            <text:p/>
          </table:table-cell>
          <table:table-cell table:formula="of:=IF([.F22]&lt;&gt;0;[.F22];&quot;&quot;)">
            <text:p/>
          </table:table-cell>
          <table:table-cell table:formula="of:=IF([.F22]&lt;&gt;0;[.D22]-[.F2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35.948" calcext:value-type="float">
            <text:p>235.94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29" calcext:value-type="float">
            <text:p>1229</text:p>
          </table:table-cell>
          <table:table-cell table:number-columns-repeated="3"/>
          <table:table-cell table:style-name="ce1" table:formula="of:=IF([.F23]&lt;&gt;0;[.D23]-[.F23];&quot;&quot;)">
            <text:p/>
          </table:table-cell>
          <table:table-cell table:number-columns-repeated="2"/>
          <table:table-cell table:formula="of:=IF([.F23]&lt;&gt;0;[.D23];&quot;&quot;)">
            <text:p/>
          </table:table-cell>
          <table:table-cell table:formula="of:=IF([.F23]&lt;&gt;0;[.F23];&quot;&quot;)">
            <text:p/>
          </table:table-cell>
          <table:table-cell table:formula="of:=IF([.F23]&lt;&gt;0;[.D23]-[.F2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47.152" calcext:value-type="float">
            <text:p>247.152</text:p>
          </table:table-cell>
          <table:table-cell office:value-type="string" calcext:value-type="string">
            <text:p>outage_nominal_ms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4]&lt;&gt;0;[.D24]-[.F24];&quot;&quot;)">
            <text:p/>
          </table:table-cell>
          <table:table-cell table:number-columns-repeated="2"/>
          <table:table-cell table:formula="of:=IF([.F24]&lt;&gt;0;[.D24];&quot;&quot;)">
            <text:p/>
          </table:table-cell>
          <table:table-cell table:formula="of:=IF([.F24]&lt;&gt;0;[.F24];&quot;&quot;)">
            <text:p/>
          </table:table-cell>
          <table:table-cell table:formula="of:=IF([.F24]&lt;&gt;0;[.D24]-[.F2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62.22" calcext:value-type="float">
            <text:p>262.2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style-name="ce1" table:formula="of:=IF([.F25]&lt;&gt;0;[.D25]-[.F25];&quot;&quot;)">
            <text:p/>
          </table:table-cell>
          <table:table-cell table:number-columns-repeated="2"/>
          <table:table-cell table:formula="of:=IF([.F25]&lt;&gt;0;[.D25];&quot;&quot;)">
            <text:p/>
          </table:table-cell>
          <table:table-cell table:formula="of:=IF([.F25]&lt;&gt;0;[.F25];&quot;&quot;)">
            <text:p/>
          </table:table-cell>
          <table:table-cell table:formula="of:=IF([.F25]&lt;&gt;0;[.D25]-[.F2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72.417" calcext:value-type="float">
            <text:p>272.417</text:p>
          </table:table-cell>
          <table:table-cell office:value-type="string" calcext:value-type="string">
            <text:p>outage_nominal_m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6]&lt;&gt;0;[.D26]-[.F26];&quot;&quot;)">
            <text:p/>
          </table:table-cell>
          <table:table-cell table:number-columns-repeated="2"/>
          <table:table-cell table:formula="of:=IF([.F26]&lt;&gt;0;[.D26];&quot;&quot;)">
            <text:p/>
          </table:table-cell>
          <table:table-cell table:formula="of:=IF([.F26]&lt;&gt;0;[.F26];&quot;&quot;)">
            <text:p/>
          </table:table-cell>
          <table:table-cell table:formula="of:=IF([.F26]&lt;&gt;0;[.D26]-[.F2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87.535" calcext:value-type="float">
            <text:p>287.53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style-name="ce1" table:formula="of:=IF([.F27]&lt;&gt;0;[.D27]-[.F27];&quot;&quot;)">
            <text:p/>
          </table:table-cell>
          <table:table-cell table:number-columns-repeated="2"/>
          <table:table-cell table:formula="of:=IF([.F27]&lt;&gt;0;[.D27];&quot;&quot;)">
            <text:p/>
          </table:table-cell>
          <table:table-cell table:formula="of:=IF([.F27]&lt;&gt;0;[.F27];&quot;&quot;)">
            <text:p/>
          </table:table-cell>
          <table:table-cell table:formula="of:=IF([.F27]&lt;&gt;0;[.D27]-[.F2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98.308" calcext:value-type="float">
            <text:p>298.308</text:p>
          </table:table-cell>
          <table:table-cell office:value-type="string" calcext:value-type="string">
            <text:p>outage_nominal_m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8]&lt;&gt;0;[.D28]-[.F28];&quot;&quot;)">
            <text:p/>
          </table:table-cell>
          <table:table-cell table:number-columns-repeated="2"/>
          <table:table-cell table:formula="of:=IF([.F28]&lt;&gt;0;[.D28];&quot;&quot;)">
            <text:p/>
          </table:table-cell>
          <table:table-cell table:formula="of:=IF([.F28]&lt;&gt;0;[.F28];&quot;&quot;)">
            <text:p/>
          </table:table-cell>
          <table:table-cell table:formula="of:=IF([.F28]&lt;&gt;0;[.D28]-[.F2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13.113" calcext:value-type="float">
            <text:p>313.11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table:style-name="ce1" table:formula="of:=IF([.F29]&lt;&gt;0;[.D29]-[.F29];&quot;&quot;)">
            <text:p/>
          </table:table-cell>
          <table:table-cell table:number-columns-repeated="2"/>
          <table:table-cell table:formula="of:=IF([.F29]&lt;&gt;0;[.D29];&quot;&quot;)">
            <text:p/>
          </table:table-cell>
          <table:table-cell table:formula="of:=IF([.F29]&lt;&gt;0;[.F29];&quot;&quot;)">
            <text:p/>
          </table:table-cell>
          <table:table-cell table:formula="of:=IF([.F29]&lt;&gt;0;[.D29]-[.F2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24.252" calcext:value-type="float">
            <text:p>324.252</text:p>
          </table:table-cell>
          <table:table-cell office:value-type="string" calcext:value-type="string">
            <text:p>outage_nominal_m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30]&lt;&gt;0;[.D30]-[.F30];&quot;&quot;)">
            <text:p/>
          </table:table-cell>
          <table:table-cell table:number-columns-repeated="2"/>
          <table:table-cell table:formula="of:=IF([.F30]&lt;&gt;0;[.D30];&quot;&quot;)">
            <text:p/>
          </table:table-cell>
          <table:table-cell table:formula="of:=IF([.F30]&lt;&gt;0;[.F30];&quot;&quot;)">
            <text:p/>
          </table:table-cell>
          <table:table-cell table:formula="of:=IF([.F30]&lt;&gt;0;[.D30]-[.F3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39.048" calcext:value-type="float">
            <text:p>339.04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47" calcext:value-type="float">
            <text:p>2047</text:p>
          </table:table-cell>
          <table:table-cell table:number-columns-repeated="3"/>
          <table:table-cell table:style-name="ce1" table:formula="of:=IF([.F31]&lt;&gt;0;[.D31]-[.F31];&quot;&quot;)">
            <text:p/>
          </table:table-cell>
          <table:table-cell table:number-columns-repeated="2"/>
          <table:table-cell table:formula="of:=IF([.F31]&lt;&gt;0;[.D31];&quot;&quot;)">
            <text:p/>
          </table:table-cell>
          <table:table-cell table:formula="of:=IF([.F31]&lt;&gt;0;[.F31];&quot;&quot;)">
            <text:p/>
          </table:table-cell>
          <table:table-cell table:formula="of:=IF([.F31]&lt;&gt;0;[.D31]-[.F3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51.559" calcext:value-type="float">
            <text:p>351.559</text:p>
          </table:table-cell>
          <table:table-cell office:value-type="string" calcext:value-type="string">
            <text:p>outage_nominal_ms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utage uploaded ms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1" table:formula="of:=IF([.F32]&lt;&gt;0;[.D32]-[.F32];&quot;&quot;)" office:value-type="float" office:value="13" calcext:value-type="float">
            <text:p>13</text:p>
          </table:table-cell>
          <table:table-cell table:number-columns-repeated="2"/>
          <table:table-cell table:formula="of:=IF([.F32]&lt;&gt;0;[.D32];&quot;&quot;)" office:value-type="float" office:value="2047" calcext:value-type="float">
            <text:p>2047</text:p>
          </table:table-cell>
          <table:table-cell table:formula="of:=IF([.F32]&lt;&gt;0;[.F32];&quot;&quot;)" office:value-type="float" office:value="2034" calcext:value-type="float">
            <text:p>2034</text:p>
          </table:table-cell>
          <table:table-cell table:formula="of:=IF([.F32]&lt;&gt;0;[.D32]-[.F32];&quot;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61.787" calcext:value-type="float">
            <text:p>361.787</text:p>
          </table:table-cell>
          <table:table-cell office:value-type="string" calcext:value-type="string">
            <text:p>outage_nominal_ms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33]&lt;&gt;0;[.D33]-[.F33];&quot;&quot;)">
            <text:p/>
          </table:table-cell>
          <table:table-cell table:number-columns-repeated="2"/>
          <table:table-cell table:formula="of:=IF([.F33]&lt;&gt;0;[.D33];&quot;&quot;)">
            <text:p/>
          </table:table-cell>
          <table:table-cell table:formula="of:=IF([.F33]&lt;&gt;0;[.F33];&quot;&quot;)">
            <text:p/>
          </table:table-cell>
          <table:table-cell table:formula="of:=IF([.F33]&lt;&gt;0;[.D33]-[.F3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76.609" calcext:value-type="float">
            <text:p>376.60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77" calcext:value-type="float">
            <text:p>2577</text:p>
          </table:table-cell>
          <table:table-cell table:number-columns-repeated="3"/>
          <table:table-cell table:style-name="ce1" table:formula="of:=IF([.F34]&lt;&gt;0;[.D34]-[.F34];&quot;&quot;)">
            <text:p/>
          </table:table-cell>
          <table:table-cell table:number-columns-repeated="2"/>
          <table:table-cell table:formula="of:=IF([.F34]&lt;&gt;0;[.D34];&quot;&quot;)">
            <text:p/>
          </table:table-cell>
          <table:table-cell table:formula="of:=IF([.F34]&lt;&gt;0;[.F34];&quot;&quot;)">
            <text:p/>
          </table:table-cell>
          <table:table-cell table:formula="of:=IF([.F34]&lt;&gt;0;[.D34]-[.F3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.099" calcext:value-type="float">
            <text:p>5.099</text:p>
          </table:table-cell>
          <table:table-cell office:value-type="string" calcext:value-type="string">
            <text:p>Logfile started</text:p>
          </table:table-cell>
          <table:table-cell table:number-columns-repeated="4"/>
          <table:table-cell table:style-name="ce1" table:formula="of:=IF([.F35]&lt;&gt;0;[.D35]-[.F35];&quot;&quot;)">
            <text:p/>
          </table:table-cell>
          <table:table-cell table:number-columns-repeated="2"/>
          <table:table-cell table:formula="of:=IF([.F35]&lt;&gt;0;[.D35];&quot;&quot;)">
            <text:p/>
          </table:table-cell>
          <table:table-cell table:formula="of:=IF([.F35]&lt;&gt;0;[.F35];&quot;&quot;)">
            <text:p/>
          </table:table-cell>
          <table:table-cell table:formula="of:=IF([.F35]&lt;&gt;0;[.D35]-[.F3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.154" calcext:value-type="float">
            <text:p>10.15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table:formula="of:=IF([.F36]&lt;&gt;0;[.D36];&quot;&quot;)">
            <text:p/>
          </table:table-cell>
          <table:table-cell table:formula="of:=IF([.F36]&lt;&gt;0;[.F36];&quot;&quot;)">
            <text:p/>
          </table:table-cell>
          <table:table-cell table:formula="of:=IF([.F36]&lt;&gt;0;[.D36]-[.F3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Logfile started</text:p>
          </table:table-cell>
          <table:table-cell table:number-columns-repeated="7"/>
          <table:table-cell table:formula="of:=IF([.F37]&lt;&gt;0;[.D37];&quot;&quot;)">
            <text:p/>
          </table:table-cell>
          <table:table-cell table:formula="of:=IF([.F37]&lt;&gt;0;[.F37];&quot;&quot;)">
            <text:p/>
          </table:table-cell>
          <table:table-cell table:formula="of:=IF([.F37]&lt;&gt;0;[.D37]-[.F3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.153" calcext:value-type="float">
            <text:p>10.15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table:formula="of:=IF([.F38]&lt;&gt;0;[.D38];&quot;&quot;)">
            <text:p/>
          </table:table-cell>
          <table:table-cell table:formula="of:=IF([.F38]&lt;&gt;0;[.F38];&quot;&quot;)">
            <text:p/>
          </table:table-cell>
          <table:table-cell table:formula="of:=IF([.F38]&lt;&gt;0;[.D38]-[.F3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.105" calcext:value-type="float">
            <text:p>22.105</text:p>
          </table:table-cell>
          <table:table-cell office:value-type="string" calcext:value-type="string">
            <text:p>outage_nominal_ms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outage uploaded m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F39]&lt;&gt;0;[.D39];&quot;&quot;)" office:value-type="float" office:value="2228" calcext:value-type="float">
            <text:p>2228</text:p>
          </table:table-cell>
          <table:table-cell table:formula="of:=IF([.F39]&lt;&gt;0;[.F39];&quot;&quot;)" office:value-type="float" office:value="2005" calcext:value-type="float">
            <text:p>2005</text:p>
          </table:table-cell>
          <table:table-cell table:formula="of:=IF([.F39]&lt;&gt;0;[.D39]-[.F39];&quot;&quot;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2.096" calcext:value-type="float">
            <text:p>42.096</text:p>
          </table:table-cell>
          <table:table-cell office:value-type="string" calcext:value-type="string">
            <text:p>outage_nominal_ms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0]&lt;&gt;0;[.D40];&quot;&quot;)">
            <text:p/>
          </table:table-cell>
          <table:table-cell table:formula="of:=IF([.F40]&lt;&gt;0;[.F40];&quot;&quot;)">
            <text:p/>
          </table:table-cell>
          <table:table-cell table:formula="of:=IF([.F40]&lt;&gt;0;[.D40]-[.F4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7.293" calcext:value-type="float">
            <text:p>47.29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495" calcext:value-type="float">
            <text:p>1495</text:p>
          </table:table-cell>
          <table:table-cell table:number-columns-repeated="6"/>
          <table:table-cell table:formula="of:=IF([.F41]&lt;&gt;0;[.D41];&quot;&quot;)">
            <text:p/>
          </table:table-cell>
          <table:table-cell table:formula="of:=IF([.F41]&lt;&gt;0;[.F41];&quot;&quot;)">
            <text:p/>
          </table:table-cell>
          <table:table-cell table:formula="of:=IF([.F41]&lt;&gt;0;[.D41]-[.F4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9.214" calcext:value-type="float">
            <text:p>59.214</text:p>
          </table:table-cell>
          <table:table-cell office:value-type="string" calcext:value-type="string">
            <text:p>outage_nominal_ms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2]&lt;&gt;0;[.D42];&quot;&quot;)">
            <text:p/>
          </table:table-cell>
          <table:table-cell table:formula="of:=IF([.F42]&lt;&gt;0;[.F42];&quot;&quot;)">
            <text:p/>
          </table:table-cell>
          <table:table-cell table:formula="of:=IF([.F42]&lt;&gt;0;[.D42]-[.F4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4.013" calcext:value-type="float">
            <text:p>74.01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124" calcext:value-type="float">
            <text:p>1124</text:p>
          </table:table-cell>
          <table:table-cell table:number-columns-repeated="6"/>
          <table:table-cell table:formula="of:=IF([.F43]&lt;&gt;0;[.D43];&quot;&quot;)">
            <text:p/>
          </table:table-cell>
          <table:table-cell table:formula="of:=IF([.F43]&lt;&gt;0;[.F43];&quot;&quot;)">
            <text:p/>
          </table:table-cell>
          <table:table-cell table:formula="of:=IF([.F43]&lt;&gt;0;[.D43]-[.F4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5.595" calcext:value-type="float">
            <text:p>85.595</text:p>
          </table:table-cell>
          <table:table-cell office:value-type="string" calcext:value-type="string">
            <text:p>outage_nominal_m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4]&lt;&gt;0;[.D44];&quot;&quot;)">
            <text:p/>
          </table:table-cell>
          <table:table-cell table:formula="of:=IF([.F44]&lt;&gt;0;[.F44];&quot;&quot;)">
            <text:p/>
          </table:table-cell>
          <table:table-cell table:formula="of:=IF([.F44]&lt;&gt;0;[.D44]-[.F4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0.402" calcext:value-type="float">
            <text:p>100.40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98" calcext:value-type="float">
            <text:p>1298</text:p>
          </table:table-cell>
          <table:table-cell table:number-columns-repeated="6"/>
          <table:table-cell table:formula="of:=IF([.F45]&lt;&gt;0;[.D45];&quot;&quot;)">
            <text:p/>
          </table:table-cell>
          <table:table-cell table:formula="of:=IF([.F45]&lt;&gt;0;[.F45];&quot;&quot;)">
            <text:p/>
          </table:table-cell>
          <table:table-cell table:formula="of:=IF([.F45]&lt;&gt;0;[.D45]-[.F4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5.204" calcext:value-type="float">
            <text:p>115.204</text:p>
          </table:table-cell>
          <table:table-cell office:value-type="string" calcext:value-type="string">
            <text:p>outage_nominal_m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6]&lt;&gt;0;[.D46];&quot;&quot;)">
            <text:p/>
          </table:table-cell>
          <table:table-cell table:formula="of:=IF([.F46]&lt;&gt;0;[.F46];&quot;&quot;)">
            <text:p/>
          </table:table-cell>
          <table:table-cell table:formula="of:=IF([.F46]&lt;&gt;0;[.D46]-[.F4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6.753" calcext:value-type="float">
            <text:p>126.75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46" calcext:value-type="float">
            <text:p>1246</text:p>
          </table:table-cell>
          <table:table-cell table:number-columns-repeated="6"/>
          <table:table-cell table:formula="of:=IF([.F47]&lt;&gt;0;[.D47];&quot;&quot;)">
            <text:p/>
          </table:table-cell>
          <table:table-cell table:formula="of:=IF([.F47]&lt;&gt;0;[.F47];&quot;&quot;)">
            <text:p/>
          </table:table-cell>
          <table:table-cell table:formula="of:=IF([.F47]&lt;&gt;0;[.D47]-[.F4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8.481" calcext:value-type="float">
            <text:p>138.481</text:p>
          </table:table-cell>
          <table:table-cell office:value-type="string" calcext:value-type="string">
            <text:p>outage_nominal_m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8]&lt;&gt;0;[.D48];&quot;&quot;)">
            <text:p/>
          </table:table-cell>
          <table:table-cell table:formula="of:=IF([.F48]&lt;&gt;0;[.F48];&quot;&quot;)">
            <text:p/>
          </table:table-cell>
          <table:table-cell table:formula="of:=IF([.F48]&lt;&gt;0;[.D48]-[.F48];&quot;&quot;)">
            <text:p/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0"/>
          <table:table-cell table:formula="of:=100/(2.7+100)" office:value-type="float" office:value="0.973709834469328" calcext:value-type="float">
            <text:p>0.97370983446932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0.0000001*1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formula="of:=2700/102700" office:value-type="float" office:value="0.0262901655306719" calcext:value-type="float">
            <text:p>0.0262901655306719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I63]*5" office:value-type="float" office:value="0.131450827653359" calcext:value-type="float">
            <text:p>1.31E-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I64]/100000000" office:value-type="float" office:value="0.00000000131450827653" calcext:value-type="float">
            <text:p>1.31E-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8:23:53.306000000</dc:date>
    <meta:editing-duration>PT3H37S</meta:editing-duration>
    <meta:editing-cycles>4</meta:editing-cycles>
    <meta:generator>LibreOffice/7.4.6.2$Windows_X86_64 LibreOffice_project/5b1f5509c2decdade7fda905e3e1429a67acd63d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845cm" svg:y="3.94cm" style:legend-expansion="high" chart:style-name="ch2"/>
        <chart:plot-area chart:style-name="ch3" table:cell-range-address="Tabelle1.K6:Tabelle1.M34" svg:x="0.319cm" svg:y="0.179cm" svg:width="13.207cm" svg:height="8.631cm">
          <chart:coordinate-region svg:x="1.332cm" svg:y="0.381cm" svg:width="11.811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L6:Tabelle1.L34" chart:class="chart:scatter">
            <chart:domain table:cell-range-address="Tabelle1.K6:Tabelle1.K34"/>
            <chart:data-point chart:repeated="29"/>
          </chart:series>
          <chart:series chart:style-name="ch8" chart:values-cell-range-address="Tabelle1.M6:Tabelle1.M34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6:Tabelle1.K34</svg:desc>
                </draw:g>
              </table:table-cell>
              <table:table-cell office:value-type="float" office:value="NaN">
                <text:p>NaN</text:p>
                <draw:g>
                  <svg:desc>Tabelle1.L6:Tabelle1.L34</svg:desc>
                </draw:g>
              </table:table-cell>
              <table:table-cell office:value-type="float" office:value="NaN">
                <text:p>NaN</text:p>
                <draw:g>
                  <svg:desc>Tabelle1.M6:Tabelle1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6">
                <text:p>1246</text:p>
              </table:table-cell>
              <table:table-cell office:value-type="float" office:value="1240">
                <text:p>1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9">
                <text:p>709</text:p>
              </table:table-cell>
              <table:table-cell office:value-type="float" office:value="706">
                <text:p>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0">
                <text:p>2590</text:p>
              </table:table-cell>
              <table:table-cell office:value-type="float" office:value="2037">
                <text:p>203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3">
                <text:p>2583</text:p>
              </table:table-cell>
              <table:table-cell office:value-type="float" office:value="2031">
                <text:p>203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041">
                <text:p>20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7">
                <text:p>2047</text:p>
              </table:table-cell>
              <table:table-cell office:value-type="float" office:value="2034">
                <text:p>20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